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family-generic="roman" style:font-pitch="variable" style:font-charset="x-symbol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Lucida Console" svg:font-family="'Lucida Console'" style:font-family-generic="roman" style:font-pitch="variable"/>
    <style:font-face style:name="inherit" svg:font-family="inherit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HTML_20_Preformatted">
      <loext:graphic-properties draw:fill="solid" draw:fill-color="#ffffff"/>
      <style:paragraph-properties fo:background-color="#ffffff"/>
    </style:style>
    <style:style style:name="P2" style:family="paragraph" style:parent-style-name="HTML_20_Preformatted">
      <loext:graphic-properties draw:fill="solid" draw:fill-color="#ffffff"/>
      <style:paragraph-properties fo:background-color="#ffffff"/>
      <style:text-properties fo:color="#000000"/>
    </style:style>
    <style:style style:name="P3" style:family="paragraph" style:parent-style-name="HTML_20_Preformatted">
      <loext:graphic-properties draw:fill="solid" draw:fill-color="#eff0f1"/>
      <style:paragraph-properties fo:background-color="#eff0f1" style:vertical-align="baseline"/>
    </style:style>
    <style:style style:name="P4" style:family="paragraph" style:parent-style-name="HTML_20_Preformatted">
      <loext:graphic-properties draw:fill="solid" draw:fill-color="#eff0f1"/>
      <style:paragraph-properties fo:background-color="#eff0f1" style:vertical-align="baseline"/>
      <style:text-properties fo:color="#303336" style:font-name="inherit" fo:background-color="#eff0f1" loext:padding="0cm" loext:border="none"/>
    </style:style>
    <style:style style:name="P5" style:family="paragraph" style:parent-style-name="HTML_20_Preformatted">
      <loext:graphic-properties draw:fill="solid" draw:fill-color="#ffffff"/>
      <style:paragraph-properties fo:break-before="page" fo:background-color="#ffffff"/>
    </style:style>
    <style:style style:name="P6" style:family="paragraph" style:parent-style-name="HTML_20_Preformatted">
      <loext:graphic-properties draw:fill="solid" draw:fill-color="#f9fbff"/>
      <style:paragraph-properties style:line-height-at-least="0.614cm" fo:background-color="#f9fbff" fo:padding-left="0.423cm" fo:padding-right="0.423cm" fo:padding-top="0.353cm" fo:padding-bottom="0.353cm" fo:border="0.74pt solid #dddddd" style:vertical-align="baseline"/>
    </style:style>
    <style:style style:name="P7" style:family="paragraph" style:parent-style-name="Heading_20_1" style:master-page-name="First_20_Page">
      <style:paragraph-properties style:page-number="auto"/>
    </style:style>
    <style:style style:name="P8" style:family="paragraph" style:parent-style-name="Standard">
      <style:paragraph-properties fo:text-align="start" style:justify-single-word="false"/>
    </style:style>
    <style:style style:name="P9" style:family="paragraph" style:parent-style-name="Standard">
      <loext:graphic-properties draw:fill="solid" draw:fill-color="#ffffff"/>
      <style:paragraph-properties fo:margin-top="0cm" fo:margin-bottom="0cm" loext:contextual-spacing="false" fo:line-height="100%" fo:text-align="start" style:justify-single-word="false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10" style:family="paragraph" style:parent-style-name="Standard">
      <style:paragraph-properties fo:margin-left="1.249cm" fo:margin-right="0cm" fo:text-align="start" style:justify-single-word="false" fo:text-indent="-1.249cm" style:auto-text-indent="false"/>
    </style:style>
    <style:style style:name="T1" style:family="text">
      <style:text-properties fo:color="#000080" fo:font-weight="bold" style:font-weight-asian="bold" style:font-weight-complex="bold"/>
    </style:style>
    <style:style style:name="T2" style:family="text">
      <style:text-properties fo:color="#008000" fo:font-weight="bold" style:font-weight-asian="bold" style:font-weight-complex="bold"/>
    </style:style>
    <style:style style:name="T3" style:family="text">
      <style:text-properties fo:color="#000000"/>
    </style:style>
    <style:style style:name="T4" style:family="text">
      <style:text-properties fo:color="#000000" style:font-name="Wingdings" style:font-name-asian="Wingdings1" style:font-name-complex="Wingdings1"/>
    </style:style>
    <style:style style:name="T5" style:family="text">
      <style:text-properties fo:color="#000000" fo:font-size="10pt" style:font-name-asian="Times New Roman" style:font-size-asian="10pt" style:language-asian="es" style:country-asian="CL" style:font-name-complex="Courier New1" style:font-size-complex="10pt"/>
    </style:style>
    <style:style style:name="T6" style:family="text">
      <style:text-properties fo:color="#0000ff" fo:font-size="10pt" style:font-name-asian="Times New Roman" style:font-size-asian="10pt" style:language-asian="es" style:country-asian="CL" style:font-name-complex="Courier New1" style:font-size-complex="10pt"/>
    </style:style>
    <style:style style:name="T7" style:family="text">
      <style:text-properties fo:color="#0000ff"/>
    </style:style>
    <style:style style:name="T8" style:family="text">
      <style:text-properties fo:color="#660e7a" fo:font-weight="bold" style:font-weight-asian="bold" style:font-weight-complex="bold"/>
    </style:style>
    <style:style style:name="T9" style:family="text">
      <style:text-properties fo:color="#101094" style:font-name="inherit" fo:background-color="#eff0f1" loext:char-shading-value="0" loext:padding="0cm" loext:border="none"/>
    </style:style>
    <style:style style:name="T10" style:family="text">
      <style:text-properties fo:color="#303336" style:font-name="inherit" fo:background-color="#eff0f1" loext:char-shading-value="0" loext:padding="0cm" loext:border="none"/>
    </style:style>
    <style:style style:name="T11" style:family="text">
      <style:text-properties fo:color="#7d2727" style:font-name="inherit" fo:background-color="#eff0f1" loext:char-shading-value="0" loext:padding="0cm" loext:border="none"/>
    </style:style>
    <style:style style:name="T12" style:family="text">
      <style:text-properties fo:color="#2b91af" style:font-name="inherit" fo:background-color="#eff0f1" loext:char-shading-value="0" loext:padding="0cm" loext:border="none"/>
    </style:style>
    <style:style style:name="T13" style:family="text">
      <style:text-properties fo:color="#393318" style:font-name="Consolas"/>
    </style:style>
    <style:style style:name="T14" style:family="text">
      <style:text-properties fo:color="#111111" style:font-name="Lucida Console" loext:padding="0cm" loext:border="none"/>
    </style:style>
    <style:style style:name="T15" style:family="text">
      <style:text-properties fo:color="#111111" style:font-name="Lucida Console"/>
    </style:style>
    <style:style style:name="T16" style:family="text">
      <style:text-properties style:font-name="Wingdings" style:font-name-asian="Wingdings1" style:font-name-complex="Wingdings1"/>
    </style:style>
    <style:style style:name="T17" style:family="text">
      <style:text-properties fo:language="es" fo:country="ES"/>
    </style:style>
    <style:style style:name="T18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<text:soft-page-break/>Random</text:h>
      <text:h text:style-name="Heading_20_1" text:outline-level="1">Android Estudio V3.0.17/Flutter</text:h>
      <text:p text:style-name="Standard"/>
      <text:p text:style-name="Standard">Objetivo:Secuencias aleatorias</text:p>
      <text:p text:style-name="Standard"/>
      <text:p text:style-name="Standard">F.Creación: 17-5-2018</text:p>
      <text:p text:style-name="Standard"/>
      <text:p text:style-name="P8">Programa:</text:p>
      <text:p text:style-name="P8"/>
      <text:p text:style-name="P8">Fuente:<text:tab/><text:a xlink:type="simple" xlink:href="http://shailen.github.io/blog/2012/12/10/random-dart-nextbool-nextint-and-nextdouble/" text:style-name="ListLabel_20_1" text:visited-style-name="ListLabel_20_1"><text:span text:style-name="Internet_20_link">dart random</text:span></text:a></text:p>
      <text:p text:style-name="P8"/>
      <text:p text:style-name="P5"><text:span text:style-name="T1">import </text:span><text:span text:style-name="T2">'dart:math' </text:span><text:span text:style-name="T1">as </text:span><text:span text:style-name="T3">math;</text:span><text:span text:style-name="T4"></text:span><text:span text:style-name="T3">libreria</text:span></text:p>
      <text:p text:style-name="P9"/>
      <text:p text:style-name="P9"><text:span text:style-name="T5">int seed = </text:span><text:span text:style-name="T6">0</text:span><text:span text:style-name="T5">;</text:span></text:p>
      <text:p text:style-name="P1"><text:span text:style-name="T3">seed.toDouble(),</text:span></text:p>
      <text:p text:style-name="P1"><text:span text:style-name="T3">seed.round()</text:span></text:p>
      <text:p text:style-name="P8"/>
      <text:p text:style-name="P1"><text:span text:style-name="T3">math.Random </text:span><text:span text:style-name="T8">_random</text:span><text:span text:style-name="T3">;</text:span></text:p>
      <text:p text:style-name="P1"><text:span text:style-name="T8">_random </text:span><text:span text:style-name="T3">= </text:span><text:span text:style-name="T1">new </text:span><text:span text:style-name="T3">math.Random(</text:span><text:span text:style-name="T8">widget</text:span><text:span text:style-name="T3">.</text:span><text:span text:style-name="T8">seed</text:span><text:span text:style-name="T3">); </text:span></text:p>
      <text:p text:style-name="P1"><text:span text:style-name="T8">random</text:span><text:span text:style-name="T3">.nextInt(</text:span><text:span text:style-name="T7">10</text:span><text:span text:style-name="T3">)</text:span><text:span text:style-name="T4"></text:span><text:span text:style-name="T3">Genera un número entre [0,10)</text:span></text:p>
      <text:p text:style-name="P1"><text:span text:style-name="T3">random.nextDouble()</text:span></text:p>
      <text:p text:style-name="P1"><text:span text:style-name="T3">random.nextBool()</text:span></text:p>
      <text:p text:style-name="P2"><text:bookmark text:name="_GoBack"/></text:p>
      <text:h text:style-name="Heading_20_2" text:outline-level="2">Ejemplo</text:h>
      <text:p text:style-name="P3"><text:span text:style-name="kwd"><text:span text:style-name="T9">import</text:span></text:span><text:span text:style-name="pln"><text:span text:style-name="T10"> </text:span></text:span><text:span text:style-name="str"><text:span text:style-name="T11">'dart:math'</text:span></text:span><text:span text:style-name="pun"><text:span text:style-name="T10">;</text:span></text:span></text:p>
      <text:p text:style-name="P4"><text:span text:style-name="pln"/></text:p>
      <text:p text:style-name="P3"><text:span text:style-name="pln"><text:span text:style-name="T10">main</text:span></text:span><text:span text:style-name="pun"><text:span text:style-name="T10">()</text:span></text:span><text:span text:style-name="pln"><text:span text:style-name="T10"> </text:span></text:span><text:span text:style-name="pun"><text:span text:style-name="T10">{</text:span></text:span></text:p>
      <text:p text:style-name="P3"><text:span text:style-name="pln"><text:span text:style-name="T10"><text:s text:c="2"/></text:span></text:span><text:span text:style-name="kwd"><text:span text:style-name="T9">var</text:span></text:span><text:span text:style-name="pln"><text:span text:style-name="T10"> rng </text:span></text:span><text:span text:style-name="pun"><text:span text:style-name="T10">=</text:span></text:span><text:span text:style-name="pln"><text:span text:style-name="T10"> </text:span></text:span><text:span text:style-name="kwd"><text:span text:style-name="T9">new</text:span></text:span><text:span text:style-name="pln"><text:span text:style-name="T10"> </text:span></text:span><text:span text:style-name="typ"><text:span text:style-name="T12">Random</text:span></text:span><text:span text:style-name="pun"><text:span text:style-name="T10">();</text:span></text:span></text:p>
      <text:p text:style-name="P3"><text:span text:style-name="pln"><text:span text:style-name="T10"><text:s text:c="2"/></text:span></text:span><text:span text:style-name="kwd"><text:span text:style-name="T9">for</text:span></text:span><text:span text:style-name="pln"><text:span text:style-name="T10"> </text:span></text:span><text:span text:style-name="pun"><text:span text:style-name="T10">(</text:span></text:span><text:span text:style-name="kwd"><text:span text:style-name="T9">var</text:span></text:span><text:span text:style-name="pln"><text:span text:style-name="T10"> i </text:span></text:span><text:span text:style-name="pun"><text:span text:style-name="T10">=</text:span></text:span><text:span text:style-name="pln"><text:span text:style-name="T10"> </text:span></text:span><text:span text:style-name="lit"><text:span text:style-name="T11">0</text:span></text:span><text:span text:style-name="pun"><text:span text:style-name="T10">;</text:span></text:span><text:span text:style-name="pln"><text:span text:style-name="T10"> i </text:span></text:span><text:span text:style-name="pun"><text:span text:style-name="T10">&lt;</text:span></text:span><text:span text:style-name="pln"><text:span text:style-name="T10"> </text:span></text:span><text:span text:style-name="lit"><text:span text:style-name="T11">10</text:span></text:span><text:span text:style-name="pun"><text:span text:style-name="T10">;</text:span></text:span><text:span text:style-name="pln"><text:span text:style-name="T10"> i</text:span></text:span><text:span text:style-name="pun"><text:span text:style-name="T10">++)</text:span></text:span><text:span text:style-name="pln"><text:span text:style-name="T10"> </text:span></text:span><text:span text:style-name="pun"><text:span text:style-name="T10">{</text:span></text:span></text:p>
      <text:p text:style-name="P3"><text:span text:style-name="pln"><text:span text:style-name="T10"><text:s text:c="4"/>print</text:span></text:span><text:span text:style-name="pun"><text:span text:style-name="T10">(</text:span></text:span><text:span text:style-name="pln"><text:span text:style-name="T10">rng</text:span></text:span><text:span text:style-name="pun"><text:span text:style-name="T10">.</text:span></text:span><text:span text:style-name="pln"><text:span text:style-name="T10">nextInt</text:span></text:span><text:span text:style-name="pun"><text:span text:style-name="T10">(</text:span></text:span><text:span text:style-name="lit"><text:span text:style-name="T11">100</text:span></text:span><text:span text:style-name="pun"><text:span text:style-name="T10">));</text:span></text:span></text:p>
      <text:p text:style-name="P3"><text:span text:style-name="pln"><text:span text:style-name="T10"><text:s text:c="2"/></text:span></text:span><text:span text:style-name="pun"><text:span text:style-name="T10">}</text:span></text:span></text:p>
      <text:p text:style-name="P3"><text:span text:style-name="pun"><text:span text:style-name="T10">}</text:span></text:span></text:p>
      <text:p text:style-name="P8"/>
      <text:p text:style-name="P6"><text:span text:style-name="HTML_20_Code"><text:span text:style-name="T14">int randRange(int min, int max) {</text:span></text:span></text:p>
      <text:p text:style-name="P6"><text:span text:style-name="HTML_20_Code"><text:span text:style-name="T14"><text:s text:c="2"/>var random = new Random();</text:span></text:span></text:p>
      <text:p text:style-name="P6"><text:span text:style-name="HTML_20_Code"><text:span text:style-name="T14"><text:s text:c="2"/>return min + random.nextInt(max - min);</text:span></text:span></text:p>
      <text:p text:style-name="P6"><text:span text:style-name="HTML_20_Code"><text:span text:style-name="T14">}</text:span></text:span></text:p>
      <text:p text:style-name="P8"/>
      <text:p text:style-name="P10"/>
      <text:h text:style-name="Heading_20_2" text:outline-level="2">encriptado</text:h>
      <text:p text:style-name="P3"><text:span text:style-name="typ"><text:span text:style-name="T12">int</text:span></text:span><text:span text:style-name="pln"><text:span text:style-name="T10"> random</text:span></text:span><text:span text:style-name="pun"><text:span text:style-name="T10">()</text:span></text:span><text:span text:style-name="pln"><text:span text:style-name="T10"> </text:span></text:span><text:span text:style-name="pun"><text:span text:style-name="T10">{</text:span></text:span></text:p>
      <text:p text:style-name="P3"><text:span text:style-name="pln"><text:span text:style-name="T10"><text:s text:c="2"/></text:span></text:span><text:span text:style-name="kwd"><text:span text:style-name="T9">final</text:span></text:span><text:span text:style-name="pln"><text:span text:style-name="T10"> ary </text:span></text:span><text:span text:style-name="pun"><text:span text:style-name="T10">=</text:span></text:span><text:span text:style-name="pln"><text:span text:style-name="T10"> </text:span></text:span><text:span text:style-name="kwd"><text:span text:style-name="T9">new</text:span></text:span><text:span text:style-name="pln"><text:span text:style-name="T10"> </text:span></text:span><text:span text:style-name="typ"><text:span text:style-name="T12">Int32Array</text:span></text:span><text:span text:style-name="pun"><text:span text:style-name="T10">(</text:span></text:span><text:span text:style-name="lit"><text:span text:style-name="T11">1</text:span></text:span><text:span text:style-name="pun"><text:span text:style-name="T10">);</text:span></text:span></text:p>
      <text:p text:style-name="P3"><text:span text:style-name="pln"><text:span text:style-name="T10"><text:s text:c="2"/>window</text:span></text:span><text:span text:style-name="pun"><text:span text:style-name="T10">.</text:span></text:span><text:span text:style-name="pln"><text:span text:style-name="T10">crypto</text:span></text:span><text:span text:style-name="pun"><text:span text:style-name="T10">.</text:span></text:span><text:span text:style-name="pln"><text:span text:style-name="T10">getRandomValues</text:span></text:span><text:span text:style-name="pun"><text:span text:style-name="T10">(</text:span></text:span><text:span text:style-name="pln"><text:span text:style-name="T10">ary</text:span></text:span><text:span text:style-name="pun"><text:span text:style-name="T10">);</text:span></text:span></text:p>
      <text:p text:style-name="P3"><text:span text:style-name="pln"><text:span text:style-name="T10"><text:s text:c="2"/></text:span></text:span><text:span text:style-name="kwd"><text:span text:style-name="T9">return</text:span></text:span><text:span text:style-name="pln"><text:span text:style-name="T10"> ary</text:span></text:span><text:span text:style-name="pun"><text:span text:style-name="T10">[</text:span></text:span><text:span text:style-name="lit"><text:span text:style-name="T11">0</text:span></text:span><text:span text:style-name="pun"><text:span text:style-name="T10">];</text:span></text:span></text:p>
      <text:p text:style-name="P3"><text:span text:style-name="pun"><text:span text:style-name="T10">}</text:span>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family-generic="roman" style:font-pitch="variable" style:font-charset="x-symbol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Lucida Console" svg:font-family="'Lucida Console'" style:font-family-generic="roman" style:font-pitch="variable"/>
    <style:font-face style:name="inherit" svg:font-family="inherit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CL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CL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justify" style:justify-single-word="false" fo:orphans="2" fo:widows="2" style:writing-mode="lr-tb"/>
      <style:text-properties style:font-name="Courier New" fo:font-family="'Courier New'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text-align="center" style:justify-single-word="false" fo:keep-together="always" fo:keep-with-next="always"/>
      <style:text-properties fo:color="#2e74b5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loext:contextual-spacing="false" fo:keep-together="always" fo:keep-with-next="always"/>
      <style:text-properties fo:color="#2e74b5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71cm" fo:margin-bottom="0cm" loext:contextual-spacing="false" fo:keep-together="always" fo:keep-with-next="always"/>
      <style:text-properties fo:color="#1f4d78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 fo:text-align="start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font-size="10pt" style:font-name-asian="Times New Roman" style:font-family-asian="'Times New Roman'" style:font-family-generic-asian="system" style:font-pitch-asian="variable" style:font-size-asian="10pt" style:language-asian="es" style:country-asian="CL" style:font-name-complex="Courier New1" style:font-family-complex="'Courier New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family="'Courier New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family="'Courier New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family="'Courier New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Encabezado_20_Car" style:display-name="Encabezado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ie_20_de_20_página_20_Car" style:display-name="Pie de página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HTML_20_con_20_formato_20_previo_20_Car" style:display-name="HTML con formato previo C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es" style:country-asian="CL" style:font-name-complex="Courier New1" style:font-family-complex="'Courier New'" style:font-family-generic-complex="system" style:font-pitch-complex="variable" style:font-size-complex="10pt"/>
    </style:style>
    <style:style style:name="kwd" style:family="text" style:parent-style-name="Default_20_Paragraph_20_Font"/>
    <style:style style:name="pln" style:family="text" style:parent-style-name="Default_20_Paragraph_20_Font"/>
    <style:style style:name="str" style:family="text" style:parent-style-name="Default_20_Paragraph_20_Font"/>
    <style:style style:name="pun" style:family="text" style:parent-style-name="Default_20_Paragraph_20_Font"/>
    <style:style style:name="typ" style:family="text" style:parent-style-name="Default_20_Paragraph_20_Font"/>
    <style:style style:name="lit" style:family="text" style:parent-style-name="Default_20_Paragraph_20_Fon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ListLabel_20_1" style:display-name="ListLabel 1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T1" style:family="text">
      <style:text-properties style:font-name="Wingdings" style:font-name-asian="Wingdings1" style:font-name-complex="Wingdings1"/>
    </style:style>
    <style:style style:name="MT2" style:family="text">
      <style:text-properties fo:language="es" fo:country="ES"/>
    </style:style>
    <style:style style:name="MT3" style:family="text">
      <style:text-properties fo:font-weight="bold" style:font-weight-asian="bold" style:font-weight-complex="bold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>Max82574971@gmail.com<text:span text:style-name="MT1"></text:span><text:tab/><text:tab/><text:span text:style-name="MT2">Página </text:span><text:span text:style-name="MT3"><text:page-number style:num-format="1" text:select-page="current">1</text:page-number></text:span><text:span text:style-name="MT2"><text:s/>de </text:span><text:span text:style-name="MT3"><text:page-count style:num-format="1">3</text:page-count></text:span></text:p>
      </style:footer>
    </style:master-page>
    <style:master-page style:name="First_20_Page" style:display-name="First Page" style:page-layout-name="Mpm1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cer</meta:initial-creator>
    <dc:creator>acer</dc:creator>
    <meta:editing-cycles>13</meta:editing-cycles>
    <meta:creation-date>2018-03-07T12:45:00</meta:creation-date>
    <dc:date>2018-05-17T11:35:00</dc:date>
    <meta:editing-duration>PT59M</meta:editing-duration>
    <meta:generator>LibreOffice/6.0.4.2$Windows_X86_64 LibreOffice_project/9b0d9b32d5dcda91d2f1a96dc04c645c450872bf</meta:generator>
    <meta:document-statistic meta:table-count="0" meta:image-count="0" meta:object-count="0" meta:page-count="3" meta:paragraph-count="34" meta:word-count="99" meta:character-count="710" meta:non-whitespace-character-count="62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